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n>0</mn>
      <mrow>
        <mspace width="2em"/>
        <mover>
          <mo stretchy="false">=</mo>
          <mtext>!</mtext>
        </mover>
        <mspace width="2em"/>
      </mrow>
      <mi mathvariant="normal">Δ</mi>
      <mi>U</mi>
      <mrow>
        <mspace width="2em"/>
        <mo stretchy="false">=</mo>
        <mspace width="2em"/>
      </mrow>
      <mi>Q</mi>
      <mrow>
        <mspace width="2em"/>
        <mo stretchy="false">+</mo>
        <mspace width="2em"/>
      </mrow>
      <mi>W</mi>
      <mspace width="6em"/>
      <mo stretchy="false">⇒</mo>
      <mspace width="6em"/>
      <mi>Q</mi>
      <mrow>
        <mspace width="2em"/>
        <mo stretchy="false">=</mo>
        <mrow>
          <mspace width="2em"/>
          <mo stretchy="false">−</mo>
          <mi>W</mi>
        </mrow>
      </mrow>
    </mrow>
    <annotation encoding="StarMath 5.0">0 ~= csup{"!"}~ %DELTA U ~=~ Q ~+~ W 
~~~ drarrow ~~~ 
Q ~=~ -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2:37:49.192000000</meta:creation-date>
    <dc:date>2015-04-08T22:39:16.968000000</dc:date>
    <meta:editing-duration>PT1M27S</meta:editing-duration>
    <meta:editing-cycles>1</meta:editing-cycles>
    <meta:generator>LibreOffice/4.3.4.1$Windows_x86 LibreOffice_project/bc356b2f991740509f321d70e4512a6a54c5f243</meta:generator>
  </office:meta>
</office:document-meta>
</file>